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华文黑体 - Kelvin" svg:font-family="'华文黑体 - Kelvi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a902d" officeooo:paragraph-rsid="001a902d"/>
    </style:style>
    <style:style style:name="P2" style:family="paragraph" style:parent-style-name="Standard" style:list-style-name="L2">
      <style:text-properties officeooo:rsid="001a902d" officeooo:paragraph-rsid="001aff3a"/>
    </style:style>
    <style:style style:name="P3" style:family="paragraph" style:parent-style-name="Standard" style:list-style-name="L2">
      <style:text-properties officeooo:paragraph-rsid="001a902d"/>
    </style:style>
    <style:style style:name="P4" style:family="paragraph" style:parent-style-name="Text_20_body" style:list-style-name="L2">
      <style:text-properties officeooo:rsid="001a902d" officeooo:paragraph-rsid="001aff3a"/>
    </style:style>
    <style:style style:name="P5" style:family="paragraph" style:parent-style-name="Text_20_body">
      <style:text-properties officeooo:rsid="001a902d" officeooo:paragraph-rsid="001aff3a"/>
    </style:style>
    <style:style style:name="P6" style:family="paragraph" style:parent-style-name="Preformatted_20_Text">
      <style:text-properties officeooo:rsid="001a902d" officeooo:paragraph-rsid="001a902d"/>
    </style:style>
    <style:style style:name="P7" style:family="paragraph" style:parent-style-name="Preformatted_20_Text" style:list-style-name="L2">
      <style:text-properties officeooo:rsid="001a902d" officeooo:paragraph-rsid="001d1d97"/>
    </style:style>
    <style:style style:name="P8" style:family="paragraph" style:parent-style-name="Preformatted_20_Text" style:list-style-name="L2">
      <style:text-properties officeooo:paragraph-rsid="001deb6c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weight="bold" fo:background-color="#ffff66" loext:char-shading-value="0"/>
    </style:style>
    <style:style style:name="T3" style:family="text">
      <style:text-properties fo:color="#000000" fo:background-color="#a0ffff" loext:char-shading-value="0" style:font-weight-asian="bold"/>
    </style:style>
    <style:style style:name="T4" style:family="text">
      <style:text-properties fo:color="#000000" fo:font-style="italic"/>
    </style:style>
    <style:style style:name="T5" style:family="text">
      <style:text-properties fo:color="#ffffff" fo:background-color="#00aa00" loext:char-shading-value="0" style:font-weight-asian="bold"/>
    </style:style>
    <style:style style:name="T6" style:family="text">
      <style:text-properties officeooo:rsid="001a902d"/>
    </style:style>
    <style:style style:name="T7" style:family="text">
      <style:text-properties fo:color="#c0c0c0"/>
    </style:style>
    <style:style style:name="T8" style:family="text">
      <style:text-properties fo:color="#808000"/>
    </style:style>
    <style:style style:name="T9" style:family="text">
      <style:text-properties fo:color="#800080"/>
    </style:style>
    <style:style style:name="T10" style:family="text">
      <style:text-properties fo:color="#000080"/>
    </style:style>
    <style:style style:name="T11" style:family="text">
      <style:text-properties fo:color="#008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02714728719868241" text:style-name="L2">
        <text:list-item>
          <text:p text:style-name="P3"><text:span text:style-name="T6">g++ *.cpp *.h -std=c++11 -pthread</text:span></text:p>
        </text:list-item>
        <text:list-item>
          <text:p text:style-name="P2">pro中添一句：QMAKE_CXXFLAGS += -std=c++0x -USTRICT_ANSI </text:p>
        </text:list-item>
        <text:list-item>
          <text:p text:style-name="P4"><text:span text:style-name="T2">C++</text:span>中, 经常会使用, 某些类型的<text:span text:style-name="T5">最大值</text:span>, 如int的最大整数(INT_MAX), C的函数中, 包含了这些<text:span text:style-name="T3">宏</text:span>定义.</text:p>
        </text:list-item>
      </text:list>
      <text:p text:style-name="P5"><text:tab/><text:tab/>头文件: #include &lt;climits&gt;</text:p>
      <text:p text:style-name="P1"/>
      <text:p text:style-name="P6"><text:span text:style-name="T7"><text:s text:c="4"/></text:span><text:span text:style-name="T8">try</text:span></text:p>
      <text:p text:style-name="P10"><text:span text:style-name="T7"><text:s text:c="4"/></text:span><text:span text:style-name="T1">{</text:span></text:p>
      <text:p text:style-name="P10"><text:span text:style-name="T1"/></text:p>
      <text:p text:style-name="P10"><text:span text:style-name="T7"><text:s text:c="4"/></text:span><text:span text:style-name="T1">}</text:span></text:p>
      <text:p text:style-name="P10"><text:span text:style-name="T7"><text:s text:c="4"/></text:span><text:span text:style-name="T8">catch</text:span><text:span text:style-name="T7"> </text:span><text:span text:style-name="T1">(</text:span><text:span text:style-name="T9">std</text:span><text:span text:style-name="T1">::</text:span><text:span text:style-name="T9">logic_error</text:span><text:span text:style-name="T7"> </text:span><text:span text:style-name="T1">&amp;e)</text:span></text:p>
      <text:p text:style-name="P10"><text:span text:style-name="T7"><text:s text:c="4"/></text:span><text:span text:style-name="T1">{</text:span></text:p>
      <text:p text:style-name="P9"><text:span text:style-name="T7"><text:s text:c="8"/></text:span><text:span text:style-name="T9">std</text:span><text:span text:style-name="T1">::</text:span>cerr<text:span text:style-name="T7"> </text:span><text:span text:style-name="T1">&lt;&lt;</text:span><text:span text:style-name="T7"> </text:span><text:span text:style-name="T11">"caught</text:span><text:span text:style-name="T7"> </text:span><text:span text:style-name="T11">"</text:span><text:span text:style-name="T7"> </text:span><text:span text:style-name="T1">&lt;&lt;</text:span><text:span text:style-name="T7"> </text:span><text:span text:style-name="T1">e.</text:span><text:span text:style-name="T4">what</text:span><text:span text:style-name="T1">()</text:span><text:span text:style-name="T7"> </text:span><text:span text:style-name="T1">&lt;&lt;</text:span><text:span text:style-name="T7"> </text:span><text:span text:style-name="T9">std</text:span><text:span text:style-name="T1">::</text:span>endl<text:span text:style-name="T1">;</text:span></text:p>
      <text:p text:style-name="P10"><text:span text:style-name="T7"><text:s text:c="4"/></text:span><text:span text:style-name="T1">};</text:span></text:p>
      <text:p text:style-name="P10"><text:span text:style-name="T1"/></text:p>
      <text:p text:style-name="P6"><text:span text:style-name="T7"><text:s text:c="4"/></text:span></text:p>
      <text:list xml:id="list211557610238446" text:continue-numbering="true" text:style-name="L2">
        <text:list-item>
          <text:p text:style-name="P7"><text:span text:style-name="T9">std</text:span><text:span text:style-name="T1">::</text:span><text:span text:style-name="T9">this_thread</text:span><text:span text:style-name="T1">::sleep_for(</text:span><text:span text:style-name="T9">std</text:span><text:span text:style-name="T1">::</text:span><text:span text:style-name="T9">chrono</text:span><text:span text:style-name="T1">::</text:span><text:span text:style-name="T9">seconds</text:span><text:span text:style-name="T1">(</text:span><text:span text:style-name="T10">100</text:span><text:span text:style-name="T1">));</text:span></text:p>
        </text:list-item>
        <text:list-item>
          <text:p text:style-name="P8"><text:span text:style-name="T6"><text:s/></text:span><text:span text:style-name="T9">std</text:span><text:span text:style-name="T1">::forward </text:span><text:span text:style-name="T11">&lt;utility&gt;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华文黑体 - Kelvin" svg:font-family="'华文黑体 - Kelvi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 - Kelvi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 - Kelvi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 - Kelvin" style:font-family-asian="'华文黑体 - Kelvin'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华文黑体 - Kelvin" style:font-family-asian="'华文黑体 - Kelvin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华文黑体 - Kelvin" style:font-family-asian="'华文黑体 - Kelvin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 - Kelvin" style:font-family-asian="'华文黑体 - Kelvin'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</meta:initial-creator>
    <meta:creation-date>2015-07-30T16:11:49.288763329</meta:creation-date>
    <meta:generator>LibreOffice/4.3.1.2$Linux_X86_64 LibreOffice_project/958349dc3b25111dbca392fbc281a05559ef6848</meta:generator>
    <dc:date>2015-07-30T21:15:55.493115248</dc:date>
    <dc:creator>root</dc:creator>
    <meta:editing-duration>PT5H4M6S</meta:editing-duration>
    <meta:editing-cycles>6</meta:editing-cycles>
    <meta:document-statistic meta:table-count="0" meta:image-count="0" meta:object-count="0" meta:page-count="1" meta:paragraph-count="15" meta:word-count="87" meta:character-count="377" meta:non-whitespace-character-count="313"/>
  </office:meta>
</office:document-meta>
</file>